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officeooo:rsid="00055a37" officeooo:paragraph-rsid="00055a37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officeooo:rsid="00099cd3" officeooo:paragraph-rsid="00099cd3"/>
    </style:style>
    <style:style style:name="P3" style:family="paragraph" style:parent-style-name="Standard">
      <style:text-properties style:font-name="Calibri" style:text-underline-style="none" officeooo:rsid="00077407" officeooo:paragraph-rsid="00077407"/>
    </style:style>
    <style:style style:name="P4" style:family="paragraph" style:parent-style-name="Standard">
      <style:text-properties style:font-name="Calibri" style:text-underline-style="none" officeooo:rsid="000899bf" officeooo:paragraph-rsid="000899bf"/>
    </style:style>
    <style:style style:name="P5" style:family="paragraph" style:parent-style-name="Standard">
      <style:text-properties style:font-name="Calibri" style:text-underline-style="none" officeooo:rsid="0008f281" officeooo:paragraph-rsid="00097c32"/>
    </style:style>
    <style:style style:name="P6" style:family="paragraph" style:parent-style-name="Standard">
      <style:text-properties style:font-name="Calibri" style:text-underline-style="none" officeooo:rsid="00097c32" officeooo:paragraph-rsid="00097c32"/>
    </style:style>
    <style:style style:name="P7" style:family="paragraph" style:parent-style-name="Standard">
      <style:text-properties style:font-name="Calibri" style:text-underline-style="none" officeooo:rsid="00099cd3" officeooo:paragraph-rsid="00099cd3"/>
    </style:style>
    <style:style style:name="P8" style:family="paragraph" style:parent-style-name="Standard">
      <style:text-properties style:font-name="Calibri" style:text-underline-style="none" officeooo:rsid="000899bf" officeooo:paragraph-rsid="000899bf"/>
    </style:style>
    <style:style style:name="P9" style:family="paragraph" style:parent-style-name="Standard">
      <style:text-properties style:font-name="Calibri" style:text-underline-style="none" officeooo:rsid="000af254" officeooo:paragraph-rsid="000af254"/>
    </style:style>
    <style:style style:name="P10" style:family="paragraph" style:parent-style-name="Standard">
      <style:text-properties style:font-name="Calibri" style:text-underline-style="none" officeooo:rsid="000f71db" officeooo:paragraph-rsid="000f71db"/>
    </style:style>
    <style:style style:name="P11" style:family="paragraph" style:parent-style-name="Standard">
      <style:text-properties style:font-name="Calibri" style:text-underline-style="none" officeooo:rsid="00099cd3" officeooo:paragraph-rsid="00099cd3"/>
    </style:style>
    <style:style style:name="P12" style:family="paragraph" style:parent-style-name="Standard">
      <style:text-properties style:font-name="Calibri" style:text-underline-style="none" officeooo:rsid="000fb08c" officeooo:paragraph-rsid="000fb08c"/>
    </style:style>
    <style:style style:name="P13" style:family="paragraph" style:parent-style-name="Standard">
      <style:text-properties style:font-name="Calibri" style:text-underline-style="solid" style:text-underline-width="auto" style:text-underline-color="font-color" officeooo:rsid="00099cd3" officeooo:paragraph-rsid="00099cd3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officeooo:rsid="00097c32"/>
    </style:style>
    <style:style style:name="T2" style:family="text">
      <style:text-properties officeooo:rsid="000ebce2"/>
    </style:style>
    <style:style style:name="T3" style:family="text">
      <style:text-properties officeooo:rsid="000f71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ba51"/>
    </style:style>
    <style:style style:name="T7" style:family="text">
      <style:text-properties officeooo:rsid="001408a5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14" svg:width="1.879cm" svg:height="1.006cm" svg:x="-1.833cm" svg:y="-1.919cm"><draw:text-box><text:p>ASR 13/09</text:p></draw:text-box></draw:frame>III. Généralités sur le système Linux</text:p>
      <text:p text:style-name="P1"><draw:frame text:anchor-type="paragraph" draw:z-index="1" draw:name="Forme2" draw:style-name="gr2" draw:text-style-name="P15" svg:width="3.493cm" svg:height="0.795cm" svg:x="0.707cm" svg:y="1.903cm"><draw:text-box><text:p><text:span text:style-name="T8"><text:s/></text:span><text:span text:style-name="T8">Noyau - Kernel</text:span></text:p></draw:text-box></draw:frame><draw:line text:anchor-type="paragraph" draw:z-index="2" draw:name="Forme3" draw:style-name="gr3" draw:text-style-name="P16" svg:x1="4.2cm" svg:y1="2.274cm" svg:x2="6.622cm" svg:y2="2.274cm"><text:p/></draw:line><draw:frame text:anchor-type="paragraph" draw:z-index="3" draw:name="Forme4" draw:style-name="gr4" draw:text-style-name="P14" svg:width="3.864cm" svg:height="3.97cm" svg:x="6.754cm" svg:y="0.369cm"><draw:text-box><text:p>Ensemble des processus/modules qui sont en charge de : </text:p><text:p>→ Gestion des interruptions/exceptions</text:p><text:p>→ Gestion/Allocation des ressources</text:p></draw:text-box></draw:frame><draw:line text:anchor-type="paragraph" draw:z-index="4" draw:name="Forme5" draw:style-name="gr3" draw:text-style-name="P16" svg:x1="6.595cm" svg:y1="0.316cm" svg:x2="6.595cm" svg:y2="4.523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hell matérialisé pour l’utilisateur sous la forme d’une ligne de commande précédée d’un invite : prompt. ( $ # %)</text:p>
      <text:p text:style-name="P3">Dans notre environnement, on utilise le shell ‘bash’ (Bourne again shell)</text:p>
      <text:p text:style-name="P4">Liste shells disponibles : /etc/shells</text:p>
      <text:p text:style-name="P4">Chemin vers shell utilisé : $SHELL<text:line-break/>Changer de shell définitivement : /etc/passwords<text:tab/><text:tab/>Temporairement : ligne de commande</text:p>
      <text:p text:style-name="P4"/>
      <text:p text:style-name="P5">Pour exécuter une commande : le shell consulte liste des répertoires qui constitue la valeur de la variable PATH. </text:p>
      <text:p text:style-name="P5">S’il trouve <text:span text:style-name="T1">un répertoire contenant le fichier exécutable ‘commande’ alors il exécute.</text:span></text:p>
      <text:p text:style-name="P6">S’il ne trouve pas la commande demandée : Command not found.</text:p>
      <text:p text:style-name="P6">On utilise : ./commande<text:tab/>Le shell considère que la commande se trouve dans le répertoire courant.</text:p>
      <text:p text:style-name="P6">Si la commande n’est pas dans le répertoire courant : No such file or directory</text:p>
      <text:p text:style-name="P6">Si utilisateur possède droit ‘x’, ’r’ sur command, alors le shell exécute.</text:p>
      <text:p text:style-name="P6">Si l’utilisateur ne possède pas les droits : Permission denied.</text:p>
      <text:p text:style-name="P7"/>
      <text:p text:style-name="P2">IV. Motifs pour noms de fichiers/répertoires</text:p>
      <text:p text:style-name="P7"/>
      <text:p text:style-name="P7">Lorsqu’on exécute ‘command’ : shell se base sur la liste des caractères séparateurs.</text:p>
      <text:p text:style-name="P7">S’il rencontre * ou ? [ ], il considère le nom comme un motif : glob pattern.</text:p>
      <text:p text:style-name="P7">Ces motifs sont traités de manière particulière.</text:p>
      <text:p text:style-name="P7">* <text:span text:style-name="T6">signifie n’importe quel(s) caractère(s).</text:span></text:p>
      <text:p text:style-name="P9">Ex :<text:tab/>ls *.c : renvoie tout les fichiers finissant en ‘.c’ .</text:p>
      <text:p text:style-name="P9"><text:tab/>→<text:span text:style-name="T2"> *.c est ignoré ou recherché avec signification littérale de *.</text:span></text:p>
      <text:p text:style-name="P9">? <text:span text:style-name="T3">signifie n’importe quel caractère unique, sauf vide.</text:span></text:p>
      <text:p text:style-name="P10">[ ] s’accorde avec n’importe quel caractère à l’intérieur.</text:p>
      <text:p text:style-name="P10"><draw:frame text:anchor-type="paragraph" draw:z-index="5" draw:name="Forme6" draw:style-name="gr5" draw:text-style-name="P14" svg:width="6.06cm" svg:height="3.043cm" svg:x="12.019cm" svg:y="0.205cm"><draw:text-box><text:p><text:span text:style-name="T9">\</text:span>X : Affiche le caractère sans sa signification particulière.</text:p><text:p>Ex:<text:tab/> \# = #</text:p><text:p><text:tab/>\n = retour ligne</text:p><text:p><text:tab/>\* = *</text:p></draw:text-box></draw:frame>Ex :<text:tab/>[aip] s’accorde avec <text:span text:style-name="T4">a</text:span>, <text:span text:style-name="T4">i</text:span> et <text:span text:style-name="T4">p</text:span>.</text:p>
      <text:p text:style-name="P10"><text:tab/>[a-p] s’accorde avec<text:span text:style-name="T4"> a</text:span> jusqu’à <text:span text:style-name="T4">p</text:span>.</text:p>
      <text:p text:style-name="P10"><text:tab/>[a-ip] s’accorde avec <text:span text:style-name="T4">p</text:span> et de <text:span text:style-name="T4">a</text:span> jusqu’à <text:span text:style-name="T4">i</text:span>.</text:p>
      <text:p text:style-name="P10"><text:tab/><text:span text:style-name="T7">[^0-9] exclue tout les chiffres de 1 à 9. </text:span></text:p>
      <text:p text:style-name="P2"/>
      <text:p text:style-name="P10">ls SOME_DIR1/ <text:s text:c="2"/>SOME_DIR2/ <text:s text:c="2"/>SOME_DIRX/</text:p>
      <text:p text:style-name="P10">&gt; Entrées de DIR1/DIR2/DIR3/</text:p>
      <text:p text:style-name="P10"/>
      <text:p text:style-name="P12">ls -d *s<text:tab/><text:tab/><text:tab/>Sans le -d : les contenus des dossiers sont affichés.</text:p>
      <text:p text:style-name="P12">&gt; Affiche tout les dossiers/fichiers dont le nom termine par <text:span text:style-name="T4">s</text:span><text:span text:style-name="T5">.</text:span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08:02.568444010</meta:creation-date>
    <dc:date>2017-09-13T11:38:17.859387640</dc:date>
    <meta:editing-duration>PT30M4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308" meta:character-count="1834" meta:non-whitespace-character-count="1542"/>
  </office:meta>
</office:document-meta>
</file>